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ext-properties fo:color="#212529" style:font-name="Segoe UI" style:font-name-asian="Segoe UI" style:font-name-complex="Segoe UI" fo:font-size="8pt" style:font-size-asian="8pt" style:font-size-complex="8pt"/>
    </style:style>
    <style:style style:name="ce5" style:family="table-cell" style:parent-style-name="Default" style:data-style-name="N0">
      <style:text-properties fo:font-size="14pt" style:font-size-asian="14pt" style:font-size-complex="14pt" fo:font-style="italic" style:font-style-asian="italic" style:font-style-complex="italic"/>
    </style:style>
    <style:style style:name="ce6" style:family="table-cell" style:parent-style-name="Default" style:data-style-name="N0">
      <style:text-properties fo:color="#302C2C" style:font-name="Arial" style:font-name-asian="Arial" style:font-name-complex="Arial" fo:font-size="12pt" style:font-size-asian="12pt" style:font-size-complex="12pt"/>
    </style:style>
    <style:style style:name="ce7" style:family="table-cell" style:parent-style-name="Hyperlink" style:data-style-name="N0">
      <style:text-properties fo:color="#0563C1" style:text-underline-style="solid" style:text-underline-type="single"/>
    </style:style>
    <style:style style:name="ce8" style:family="table-cell" style:parent-style-name="Default" style:data-style-name="N0">
      <style:text-properties fo:font-size="12pt" style:font-size-asian="12pt" style:font-size-complex="12pt" fo:font-style="italic" style:font-style-asian="italic" style:font-style-complex="italic"/>
    </style:style>
    <style:style style:name="ce9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4.72016666666667cm"/>
    </style:style>
    <style:style style:name="co2" style:family="table-column">
      <style:table-column-properties fo:break-before="auto" style:column-width="5.12233333333333cm"/>
    </style:style>
    <style:style style:name="co3" style:family="table-column">
      <style:table-column-properties fo:break-before="auto" style:column-width="5.842cm"/>
    </style:style>
    <style:style style:name="co4" style:family="table-column">
      <style:table-column-properties fo:break-before="auto" style:column-width="21.463cm"/>
    </style:style>
    <style:style style:name="co5" style:family="table-column">
      <style:table-column-properties fo:break-before="auto" style:column-width="15.303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23.4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Location:</text:p>
          </table:table-cell>
          <table:table-cell office:value-type="string" table:style-name="ce3">
            <text:p>Language/Stack:</text:p>
          </table:table-cell>
          <table:table-cell office:value-type="string" table:style-name="ce3">
            <text:p>Hourly Rate</text:p>
          </table:table-cell>
          <table:table-cell office:value-type="string" table:style-name="ce3">
            <text:p>source:</text:p>
          </table:table-cell>
          <table:table-cell table:number-columns-repeated="16380"/>
        </table:table-row>
        <table:table-row table:style-name="ro2">
          <table:table-cell table:style-name="ce4"/>
          <table:table-cell table:number-columns-repeated="16383" table:style-name="ce1"/>
        </table:table-row>
        <table:table-row table:style-name="ro3">
          <table:table-cell office:value-type="string" table:style-name="ce5">
            <text:p>North America:</text:p>
          </table:table-cell>
          <table:table-cell table:number-columns-repeated="2" table:style-name="ce1"/>
          <table:table-cell table:style-name="ce6"/>
          <table:table-cell table:number-columns-repeated="16380"/>
        </table:table-row>
        <table:table-row table:style-name="ro2">
          <table:table-cell office:value-type="string" table:style-name="ce1">
            <text:p>New York City, United States</text:p>
          </table:table-cell>
          <table:table-cell office:value-type="string" table:style-name="ce1">
            <text:p>Junior mobile app developers</text:p>
          </table:table-cell>
          <table:table-cell office:value-type="string" table:style-name="ce1">
            <text:p>$ 25.23</text:p>
          </table:table-cell>
          <table:table-cell office:value-type="string" table:style-name="ce7">
            <text:p><text:a xlink:href="https://www.payscale.com/research/US/Job=Mobile_Applications_Developer/Salary/408e7efc/Early-Career-New-York-NY">https://www.payscale.com/research/US/Job=Mobile_Applications_Developer/Salary/408e7efc/Early-Career-New-York-NY</text:a>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hicago, United States</text:p>
          </table:table-cell>
          <table:table-cell office:value-type="string" table:style-name="ce1">
            <text:p>Junior mobile app developers</text:p>
          </table:table-cell>
          <table:table-cell office:value-type="string" table:style-name="ce1">
            <text:p>$ 23.96</text:p>
          </table:table-cell>
          <table:table-cell office:value-type="string" table:style-name="ce7">
            <text:p><text:a xlink:href="https://www.payscale.com/research/US/Job=Mobile_Applications_Developer/Salary/44275099/Early-Career-Chicago-IL">https://www.payscale.com/research/US/Job=Mobile_Applications_Developer/Salary/44275099/Early-Career-Chicago-IL</text:a>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Atlanta, United States</text:p>
          </table:table-cell>
          <table:table-cell office:value-type="string" table:style-name="ce1">
            <text:p>Junior mobile app developers</text:p>
          </table:table-cell>
          <table:table-cell office:value-type="string" table:style-name="ce1">
            <text:p>$ 20.26</text:p>
          </table:table-cell>
          <table:table-cell office:value-type="string" table:style-name="ce7">
            <text:p><text:a xlink:href="https://www.payscale.com/research/US/Job=Mobile_Applications_Developer/Salary/2af00fb2/Early-Career-Atlanta-GA">https://www.payscale.com/research/US/Job=Mobile_Applications_Developer/Salary/2af00fb2/Early-Career-Atlanta-GA</text:a>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Los Angeles, United States</text:p>
          </table:table-cell>
          <table:table-cell office:value-type="string" table:style-name="ce1">
            <text:p>Junior mobile app developers</text:p>
          </table:table-cell>
          <table:table-cell office:value-type="string" table:style-name="ce1">
            <text:p>$ 28.34</text:p>
          </table:table-cell>
          <table:table-cell office:value-type="string" table:style-name="ce7">
            <text:p><text:a xlink:href="https://www.payscale.com/research/US/Job=Mobile_Applications_Developer/Salary/2af00fb2/Early-Career-Atlanta-GA">https://www.payscale.com/research/US/Job=Mobile_Applications_Developer/Salary/2af00fb2/Early-Career-Atlanta-GA</text:a>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4">
          <table:table-cell office:value-type="string" table:style-name="ce8">
            <text:p>Latin America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exico City, Mexico</text:p>
          </table:table-cell>
          <table:table-cell office:value-type="string" table:style-name="ce1">
            <text:p>Junior mobile app developers</text:p>
          </table:table-cell>
          <table:table-cell office:value-type="string" table:style-name="ce1">
            <text:p>$ 11.00</text:p>
          </table:table-cell>
          <table:table-cell office:value-type="string" table:style-name="ce9">
            <text:p><text:a xlink:href="https://www.payscale.com/research/MX/Job=Mobile_Applications_Developer/Salary">https://www.payscale.com/research/MX/Job=Mobile_Applications_Developer/Salary</text:a>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ao Paulo, Brazil</text:p>
          </table:table-cell>
          <table:table-cell office:value-type="string" table:style-name="ce1">
            <text:p>Junior mobile app developers</text:p>
          </table:table-cell>
          <table:table-cell office:value-type="string" table:style-name="ce1">
            <text:p>$ 13.60</text:p>
          </table:table-cell>
          <table:table-cell office:value-type="string" table:style-name="ce9">
            <text:p><text:a xlink:href="https://www.payscale.com/research/BR/Job=Mobile_Applications_Developer/Salary">https://www.payscale.com/research/BR/Job=Mobile_Applications_Developer/Salary</text:a>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Buenos Aires, Argentina</text:p>
          </table:table-cell>
          <table:table-cell office:value-type="string" table:style-name="ce1">
            <text:p>Junior mobile app developers</text:p>
          </table:table-cell>
          <table:table-cell office:value-type="string" table:style-name="ce1">
            <text:p>$ 8.00</text:p>
          </table:table-cell>
          <table:table-cell office:value-type="string" table:style-name="ce9">
            <text:p><text:a xlink:href="https://www.payscale.com/research/AR/Job=Mobile_Applications_Developer/Salary">https://www.payscale.com/research/AR/Job=Mobile_Applications_Developer/Salary</text:a>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Guadalajara, Mexico</text:p>
          </table:table-cell>
          <table:table-cell office:value-type="string" table:style-name="ce1">
            <text:p>Junior mobile app developers</text:p>
          </table:table-cell>
          <table:table-cell office:value-type="string" table:style-name="ce1">
            <text:p>$9.20</text:p>
          </table:table-cell>
          <table:table-cell office:value-type="string" table:style-name="ce9">
            <text:p><text:a xlink:href="https://www.payscale.com/research/MX/Job=Mobile_Applications_Developer/Salary">https://www.payscale.com/research/MX/Job=Mobile_Applications_Developer/Salary</text:a>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5">
            <text:p>Western Europe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London, United Kingdom</text:p>
          </table:table-cell>
          <table:table-cell office:value-type="string" table:style-name="ce1">
            <text:p>Junior mobile app developers</text:p>
          </table:table-cell>
          <table:table-cell office:value-type="string" table:style-name="ce1">
            <text:p>$ 46.03</text:p>
          </table:table-cell>
          <table:table-cell office:value-type="string" table:style-name="ce7">
            <text:p><text:a xlink:href="https://www.payscale.com/research/UK/Job=Mobile_Applications_Developer/Salary/a4b7221c/Early-Career-London">https://www.payscale.com/research/UK/Job=Mobile_Applications_Developer/Salary/a4b7221c/Early-Career-London</text:a>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dinburgh, United Kingdom</text:p>
          </table:table-cell>
          <table:table-cell office:value-type="string" table:style-name="ce1">
            <text:p>Junior mobile app developers</text:p>
          </table:table-cell>
          <table:table-cell office:value-type="string" table:style-name="ce1">
            <text:p>$ 32.60</text:p>
          </table:table-cell>
          <table:table-cell office:value-type="string" table:style-name="ce7">
            <text:p><text:a xlink:href="https://www.payscale.com/research/UK/Job=Mobile_Applications_Developer/Salary/a4b7221c/Early-Career-Edinburgh">https://www.payscale.com/research/UK/Job=Mobile_Applications_Developer/Salary/a4b7221c/Early-Career-Edinburgh</text:a>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Glasgow, United Kingdom</text:p>
          </table:table-cell>
          <table:table-cell office:value-type="string" table:style-name="ce1">
            <text:p>Junior mobile app developers</text:p>
          </table:table-cell>
          <table:table-cell office:value-type="string" table:style-name="ce1">
            <text:p>$34.80</text:p>
          </table:table-cell>
          <table:table-cell office:value-type="string" table:style-name="ce7">
            <text:p><text:a xlink:href="https://www.payscale.com/research/UK/Job=Mobile_Applications_Developer/Salary/a4b7221c/Early-Career-Glasgow">https://www.payscale.com/research/UK/Job=Mobile_Applications_Developer/Salary/a4b7221c/Early-Career-Glasgow</text:a>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Berlin, Germany</text:p>
          </table:table-cell>
          <table:table-cell office:value-type="string" table:style-name="ce1">
            <text:p>Junior mobile app developers</text:p>
          </table:table-cell>
          <table:table-cell office:value-type="string" table:style-name="ce1">
            <text:p>$ 57.00</text:p>
          </table:table-cell>
          <table:table-cell office:value-type="string" table:style-name="ce7">
            <text:p><text:a xlink:href="https://www.payscale.com/research/UK/Job=Mobile_Applications_Developer/Salary/a4b7221c/Early-Career-Berlin">https://www.payscale.com/research/UK/Job=Mobile_Applications_Developer/Salary/a4b7221c/Early-Career-Berlin</text:a>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Amsterdam, Netherlands</text:p>
          </table:table-cell>
          <table:table-cell office:value-type="string" table:style-name="ce1">
            <text:p>Junior mobile app developers</text:p>
          </table:table-cell>
          <table:table-cell office:value-type="string" table:style-name="ce1">
            <text:p>$ 20.00</text:p>
          </table:table-cell>
          <table:table-cell office:value-type="string" table:style-name="ce7">
            <text:p><text:a xlink:href="https://www.payscale.com/research/UK/Job=Mobile_Applications_Developer/Salary/a4b7221c/Early-Career-Amsterdam">https://www.payscale.com/research/UK/Job=Mobile_Applications_Developer/Salary/a4b7221c/Early-Career-Amsterdam</text:a>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8">
            <text:p>Middle East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Dubai, UAE</text:p>
          </table:table-cell>
          <table:table-cell office:value-type="string" table:style-name="ce1">
            <text:p>Junior mobile app developers</text:p>
          </table:table-cell>
          <table:table-cell office:value-type="string" table:style-name="ce1">
            <text:p>$ 13.00</text:p>
          </table:table-cell>
          <table:table-cell office:value-type="string" table:style-name="ce9">
            <text:p><text:a xlink:href="https://www.payscale.com/research/AE/Job=Mobile_Applications_Developer/Salary">https://www.payscale.com/research/AE/Job=Mobile_Applications_Developer/Salary</text:a>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8">
            <text:p>Africa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Nairobi, Kenya</text:p>
          </table:table-cell>
          <table:table-cell office:value-type="string" table:style-name="ce1">
            <text:p>Junior mobile app developers</text:p>
          </table:table-cell>
          <table:table-cell office:value-type="string" table:style-name="ce1">
            <text:p>$ 5.40</text:p>
          </table:table-cell>
          <table:table-cell office:value-type="string" table:style-name="ce7">
            <text:p><text:a xlink:href="https://www.payscale.com/research/KE/Job=Mobile_Applications_Developer/Salary">https://www.payscale.com/research/KE/Job=Mobile_Applications_Developer/Salary</text:a>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Durban, South Africa</text:p>
          </table:table-cell>
          <table:table-cell office:value-type="string" table:style-name="ce1">
            <text:p>Junior mobile app developers</text:p>
          </table:table-cell>
          <table:table-cell office:value-type="string" table:style-name="ce1">
            <text:p>$ 10.23</text:p>
          </table:table-cell>
          <table:table-cell office:value-type="string" table:style-name="ce7">
            <text:p><text:a xlink:href="https://www.payscale.com/research/ZA/Job=Mobile_Applications_Developer/Salary/">https://www.payscale.com/research/ZA/Job=Mobile_Applications_Developer/Salary/</text:a>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Johannesburg, South Africa</text:p>
          </table:table-cell>
          <table:table-cell office:value-type="string" table:style-name="ce1">
            <text:p>Junior mobile app developers</text:p>
          </table:table-cell>
          <table:table-cell office:value-type="string" table:style-name="ce1">
            <text:p>$ 8.86</text:p>
          </table:table-cell>
          <table:table-cell office:value-type="string" table:style-name="ce7">
            <text:p><text:a xlink:href="https://www.payscale.com/research/ZA/Job=Mobile_Applications_Developer/Salary/dc516082/Early-Career">https://www.payscale.com/research/ZA/Job=Mobile_Applications_Developer/Salary/dc516082/Early-Career</text:a>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5">
            <text:p>South Asia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Bangalore, India</text:p>
          </table:table-cell>
          <table:table-cell office:value-type="string" table:style-name="ce1">
            <text:p>Junior mobile app developers</text:p>
          </table:table-cell>
          <table:table-cell office:value-type="string" table:style-name="ce1">
            <text:p>$ 5.98</text:p>
          </table:table-cell>
          <table:table-cell office:value-type="string" table:style-name="ce7">
            <text:p><text:a xlink:href="https://www.payscale.com/research/IN/Job=Mobile_Applications_Developer/Salary/12f72feb/Early-Career-Bangalore">https://www.payscale.com/research/IN/Job=Mobile_Applications_Developer/Salary/12f72feb/Early-Career-Bangalore</text:a>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une, India</text:p>
          </table:table-cell>
          <table:table-cell office:value-type="string" table:style-name="ce1">
            <text:p>Junior mobile app developers</text:p>
          </table:table-cell>
          <table:table-cell office:value-type="string" table:style-name="ce1">
            <text:p>$ 5.28</text:p>
          </table:table-cell>
          <table:table-cell office:value-type="string" table:style-name="ce7">
            <text:p><text:a xlink:href="https://www.payscale.com/research/IN/Job=Mobile_Applications_Developer/Salary/a00146a9/Early-Career-Pune">https://www.payscale.com/research/IN/Job=Mobile_Applications_Developer/Salary/a00146a9/Early-Career-Pune</text:a>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ew Delhi, India</text:p>
          </table:table-cell>
          <table:table-cell office:value-type="string" table:style-name="ce1">
            <text:p>Junior mobile app developers</text:p>
          </table:table-cell>
          <table:table-cell office:value-type="string" table:style-name="ce1">
            <text:p>$ 6.62</text:p>
          </table:table-cell>
          <table:table-cell office:value-type="string" table:style-name="ce7">
            <text:p><text:a xlink:href="https://www.payscale.com/research/IN/Job=Mobile_Applications_Developer/Salary/ec8a1364/Early-Career-New-Delhi">https://www.payscale.com/research/IN/Job=Mobile_Applications_Developer/Salary/ec8a1364/Early-Career-New-Delhi</text:a>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oida, India</text:p>
          </table:table-cell>
          <table:table-cell office:value-type="string" table:style-name="ce1">
            <text:p>Junior mobile app developers</text:p>
          </table:table-cell>
          <table:table-cell office:value-type="string" table:style-name="ce1">
            <text:p>$ 5.63</text:p>
          </table:table-cell>
          <table:table-cell office:value-type="string" table:style-name="ce7">
            <text:p><text:a xlink:href="https://www.payscale.com/research/IN/Job=Mobile_Applications_Developer/Salary/c08d6547/Early-Career-Noida">https://www.payscale.com/research/IN/Job=Mobile_Applications_Developer/Salary/c08d6547/Early-Career-Noida</text:a>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5">
            <text:p>Southeast Asia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Bangkok, Thailand</text:p>
          </table:table-cell>
          <table:table-cell office:value-type="string" table:style-name="ce1">
            <text:p>Junior mobile app developers</text:p>
          </table:table-cell>
          <table:table-cell office:value-type="string" table:style-name="ce1">
            <text:p>$ 7.60</text:p>
          </table:table-cell>
          <table:table-cell office:value-type="string" table:style-name="ce9">
            <text:p><text:a xlink:href="https://www.payscale.com/research/TH/Job=Mobile_Applications_Developer/Hourly_Rate">https://www.payscale.com/research/TH/Job=Mobile_Applications_Developer/Hourly_Rate</text:a>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akati, Phillippies</text:p>
          </table:table-cell>
          <table:table-cell office:value-type="string" table:style-name="ce1">
            <text:p>Junior mobile app developers</text:p>
          </table:table-cell>
          <table:table-cell office:value-type="string" table:style-name="ce1">
            <text:p>$ 2.30</text:p>
          </table:table-cell>
          <table:table-cell office:value-type="string" table:style-name="ce9">
            <text:p><text:a xlink:href="https://www.payscale.com/research/PH/Job=Mobile_Applications_Developer/Salary/8ef30802/Early-Career">https://www.payscale.com/research/PH/Job=Mobile_Applications_Developer/Salary/8ef30802/Early-Career</text:a>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Jakarta, Indonesia</text:p>
          </table:table-cell>
          <table:table-cell office:value-type="string" table:style-name="ce1">
            <text:p>Junior mobile app developers</text:p>
          </table:table-cell>
          <table:table-cell office:value-type="string" table:style-name="ce1">
            <text:p>$ 11.77</text:p>
          </table:table-cell>
          <table:table-cell office:value-type="string" table:style-name="ce9">
            <text:p><text:a xlink:href="https://www.payscale.com/research/ID/Job=Mobile_Applications_Developer/Hourly_Rate">https://www.payscale.com/research/ID/Job=Mobile_Applications_Developer/Hourly_Rate</text:a>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5">
            <text:p>Eastern Europe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Warsaw, Poland</text:p>
          </table:table-cell>
          <table:table-cell office:value-type="string" table:style-name="ce1">
            <text:p>Junior mobile app developers</text:p>
          </table:table-cell>
          <table:table-cell office:value-type="string" table:style-name="ce1">
            <text:p>$ 4.60</text:p>
          </table:table-cell>
          <table:table-cell office:value-type="string" table:style-name="ce9">
            <text:p><text:a xlink:href="https://www.payscale.com/research/PL/Job=Mobile_Applications_Developer/Hourly_Rate">https://www.payscale.com/research/PL/Job=Mobile_Applications_Developer/Hourly_Rate</text:a>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Lviv, Ukraine</text:p>
          </table:table-cell>
          <table:table-cell office:value-type="string" table:style-name="ce1">
            <text:p>Junior mobile app developers</text:p>
          </table:table-cell>
          <table:table-cell office:value-type="string" table:style-name="ce1">
            <text:p>$ 5.40</text:p>
          </table:table-cell>
          <table:table-cell office:value-type="string" table:style-name="ce9">
            <text:p><text:a xlink:href="https://www.payscale.com/research/UA/Job=Mobile_Applications_Developer/Hourly_Rate">https://www.payscale.com/research/UA/Job=Mobile_Applications_Developer/Hourly_Rate</text:a>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oscow, Russia</text:p>
          </table:table-cell>
          <table:table-cell office:value-type="string" table:style-name="ce1">
            <text:p>Junior mobile app developers</text:p>
          </table:table-cell>
          <table:table-cell office:value-type="string" table:style-name="ce1">
            <text:p>$ 25.20</text:p>
          </table:table-cell>
          <table:table-cell office:value-type="string" table:style-name="ce9">
            <text:p><text:a xlink:href="https://www.payscale.com/research/RU/Job=Mobile_Applications_Developer/Salary">https://www.payscale.com/research/RU/Job=Mobile_Applications_Developer/Salary</text:a></text:p>
          </table:table-cell>
          <table:table-cell table:number-columns-repeated="16380"/>
        </table:table-row>
        <table:table-row table:number-rows-repeated="104853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Segoe UI" svg:font-family="&quot;Segoe UI&quot;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Adarsh Gowda</meta:initial-creator>
    <dc:creator>Adarsh Gowda</dc:creator>
    <meta:creation-date>2019-12-08T08:59:58Z</meta:creation-date>
    <dc:date>2019-12-10T03:42:04Z</dc:date>
    <meta:user-defined meta:name="WorkbookGuid">1a34b8f1-bf6e-40a8-bb0b-7fe0920ca411</meta:user-defined>
  </office:meta>
</office:document-meta>
</file>